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center" style:justify-single-word="false" fo:break-before="page"/>
      <style:text-properties fo:font-size="15pt" style:font-size-asian="15pt" style:font-size-complex="15pt"/>
    </style:style>
    <style:style style:name="P8" style:family="paragraph" style:parent-style-name="Standard">
      <style:paragraph-properties fo:text-align="start" style:justify-single-word="false" fo:break-before="page"/>
      <style:text-properties fo:font-size="15pt" style:font-size-asian="15pt" style:font-size-complex="15pt"/>
    </style:style>
    <style:style style:name="P9" style:family="paragraph" style:parent-style-name="Standard">
      <style:paragraph-properties fo:break-before="page"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background-color="#ffffff">
        <style:background-image/>
      </style:paragraph-properties>
      <style:text-properties fo:font-size="12pt" style:font-size-asian="12pt" style:font-size-complex="12pt"/>
    </style:style>
    <style:style style:name="P13"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4" style:family="paragraph" style:parent-style-name="Standard">
      <style:paragraph-properties fo:background-color="#ffffff">
        <style:background-image/>
      </style:paragraph-properties>
      <style:text-properties fo:font-size="12pt" style:font-size-asian="12pt" style:font-size-complex="12pt"/>
    </style:style>
    <style:style style:name="P15"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6"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background-color="#c0c0c0">
        <style:background-image/>
      </style:paragraph-properties>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style:font-style-asian="normal"/>
    </style:style>
    <style:style style:name="T5" style:family="text">
      <style:text-properties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P3"/>
      <text:p text:style-name="P3"/>
      <text:p text:style-name="P6">Installing kmotion</text:p>
      <text:p text:style-name="P3"/>
      <text:p text:style-name="P3"/>
      <text:p text:style-name="P3"/>
      <text:p text:style-name="P3">Howto install kmotion</text:p>
      <text:p text:style-name="P9">Installing kmotion</text:p>
      <text:p text:style-name="P5"/>
      <text:p text:style-name="P2">Server requirements <text:s/>...</text:p>
      <text:p text:style-name="P13"/>
      <text:p text:style-name="P13">kmotion has been developed and tested on ubuntu 7.10. Although kmotion has modest requirement your mileage may vary on different distros. Here is a summary of the key server requirements.</text:p>
      <text:p text:style-name="P13"/>
      <text:p text:style-name="P13">Motion <text:tab/><text:tab/><text:tab/>v3.2.3</text:p>
      <text:p text:style-name="P13">Apache2 <text:tab/><text:tab/><text:tab/>v2.2.4</text:p>
      <text:p text:style-name="P13">Libapache2-mod-php5<text:tab/>v5.2.3</text:p>
      <text:p text:style-name="P13"/>
      <text:p text:style-name="P13">Disk space<text:tab/><text:tab/><text:tab/>min 5 GB</text:p>
      <text:p text:style-name="P13"/>
      <text:p text:style-name="P13">The amount of disk space that kmotion uses can be adjusted. See the FAQ</text:p>
      <text:p text:style-name="P13"/>
      <text:p text:style-name="P2">Using the install script <text:s/>...</text:p>
      <text:p text:style-name="P13"/>
      <text:p text:style-name="P13">Download the tarball and unzip it. Decide where you want the kmotion directory to live and move it there. kmotion can be installed almost anywhere but $HOME is as good as any.</text:p>
      <text:p text:style-name="P16"/>
      <text:p text:style-name="P16">cd kmotion</text:p>
      <text:p text:style-name="P16">sudo ./install.py</text:p>
      <text:p text:style-name="P16">.....</text:p>
      <text:p text:style-name="P16">&lt;press enter to start the install&gt;</text:p>
      <text:p text:style-name="P16">.....</text:p>
      <text:p text:style-name="P13"/>
      <text:p text:style-name="P13">And with any luck kmotion has installed. If everything is showing green [OK]'s goto the 'configuring kmotion' section.</text:p>
      <text:p text:style-name="P13"/>
      <text:p text:style-name="P2">Manually installing ...</text:p>
      <text:p text:style-name="P13"/>
      <text:p text:style-name="P13">So you want do do it the hard way huh ?</text:p>
      <text:p text:style-name="P13"/>
      <text:p text:style-name="P13">Download the tarball and unzip it. Decide where you want the kmotion directory to live and move it there. kmotion can be installed almost anywhere but $HOME is as good as any.</text:p>
      <text:p text:style-name="P16"/>
      <text:p text:style-name="P16">cd kmotion/daemons</text:p>
      <text:p text:style-name="P16">./install_int.py</text:p>
      <text:p text:style-name="P16">lpr daemon.rc</text:p>
      <text:p text:style-name="P16"/>
      <text:p text:style-name="P13">'install_int.py' sets the correct paths for the internal directories, generates a 'kmotion_vhost' file with the correct paths and generates 'kmotion' and 'kmotion_restart' with the correct paths. If you can print the daemons.rc it will be usefull for later reference.</text:p>
      <text:p text:style-name="P16"/>
      <text:p text:style-name="P16">sudo apt-get install libapache2-mod-php5 apache2 motion ntp screen</text:p>
      <text:p text:style-name="P13"/>
      <text:p text:style-name="P13">Although ntp and screen are not strictly neccesary if you are using a headless server they are a must.</text:p>
      <text:p text:style-name="P13"/>
      <text:p text:style-name="P16">sudo ln -s &lt;apache2_config_dir from daemon.rc&gt;/kmotion_vhost <text:s/>/etc/apache2/sites-enabled</text:p>
      <text:p text:style-name="P16">sudo /etc/init.d/apache2 restart</text:p>
      <text:p text:style-name="P13"/>
      <text:p text:style-name="P13">Link 'kmotion_vhost' to apache2 and restart apache2.</text:p>
      <text:p text:style-name="P13"><text:soft-page-break/></text:p>
      <text:p text:style-name="P16">sudo mv kmotion /usr/bin/</text:p>
      <text:p text:style-name="P16">sudo mv kmotion_restart /usr/bin</text:p>
      <text:p text:style-name="P13"/>
      <text:p text:style-name="P13">'kmotion' and 'kmotion_restart' are 'bin' files that have the correct paths to access the kmotion daemons. They were generated by 'install_int.py'.</text:p>
      <text:p text:style-name="P16"/>
      <text:p text:style-name="P16">sudo vi /etc/rc.local</text:p>
      <text:p text:style-name="P13"/>
      <text:p text:style-name="P13">Add the line 'sudo -u &lt;your loggon name&gt; kmotion &amp;' to the line above 'exit 0' in '/etc/rc.local'. This starts kmotion on a reboot.</text:p>
      <text:p text:style-name="P16"/>
      <text:p text:style-name="P16">sudo vi /etc/hosts</text:p>
      <text:p text:style-name="P13"/>
      <text:p text:style-name="P13">Add the line '127.0.0.1<text:tab/>kmotion' as the first line of the file. This allows '<text:a xlink:type="simple" xlink:href="http://kmotion/">http://kmotion</text:a>' to be routed through to apache2's 'kmotion_vhost'.</text:p>
      <text:p text:style-name="P13"/>
      <text:p text:style-name="P13">And with any luck kmotion has been installed. If everything went smoothly goto the 'configuring kmotion' section.</text:p>
      <text:p text:style-name="P13"/>
      <text:p text:style-name="P13"/>
      <text:p text:style-name="P13"/>
      <text:p text:style-name="P13"/>
      <text:p text:style-name="P13"/>
      <text:p text:style-name="P13"/>
      <text:p text:style-name="P7"/>
      <text:p text:style-name="P3"/>
      <text:p text:style-name="P3"/>
      <text:p text:style-name="P3"/>
      <text:p text:style-name="P3"/>
      <text:p text:style-name="P3"/>
      <text:p text:style-name="P3"/>
      <text:p text:style-name="P3"/>
      <text:p text:style-name="P6">Configuring</text:p>
      <text:p text:style-name="P6">kmotion</text:p>
      <text:p text:style-name="P3"/>
      <text:p text:style-name="P3"/>
      <text:p text:style-name="P3"/>
      <text:p text:style-name="P3">How to setup motion.conf for kmotion</text:p>
      <text:p text:style-name="P9">Configuring kmotion</text:p>
      <text:p text:style-name="P5"/>
      <text:p text:style-name="P5">kmotion uses the same configuration file as motion ie 'motion.conf'. <text:s/>95% of all configuration for kmotion is the same as motion with a few exceptions.</text:p>
      <text:p text:style-name="P5"/>
      <text:p text:style-name="P12">In order for kmotion to display live jpegs from motion and offer event playback motion has to be configured in a certain way. <text:s/></text:p>
      <text:p text:style-name="P12"/>
      <text:p text:style-name="P12">(1)<text:tab/>Firstly motion.conf must be configured in thread mode even if you only have one camera. <text:s/></text:p>
      <text:p text:style-name="P12"/>
      <text:p text:style-name="P12">(2)<text:tab/>Secondly kmotion has to override five motion.conf options. Namely: jpeg_filename, <text:tab/>snapshot_filename, on_event_start, on_event_end, in_picture_save and target_dir.</text:p>
      <text:p text:style-name="P12"/>
      <text:p text:style-name="P12">(3)<text:tab/>Last an extra option. <text:s/>To get kmotion to display the cameras description in the top LHS use <text:tab/>the kmotion option '#ktext &lt;text&gt;' inside 'motion.conf' or its threads. <text:s/>So if camera 3 is of a <text:tab/>garage, in thread 3 you would add the line:</text:p>
      <text:p text:style-name="P12"/>
      <text:p text:style-name="P12"><text:tab/><text:span text:style-name="T2">#ktext messy garage</text:span></text:p>
      <text:p text:style-name="P12"/>
      <text:p text:style-name="P12">So now you know the restrictions, go configure motion.conf as you normally would eg setting 'snapshot_interval', I use 500 secs, and <text:s/>'framerate', I use 4 and whatever other motion configuration you want.</text:p>
      <text:p text:style-name="P12"/>
      <text:p text:style-name="P12">When done do not start motion just type 'kmotion'. If you change 'motion.conf' type 'kmotion_restart' to get kmotion to reconfigure.</text:p>
      <text:p text:style-name="P12"/>
      <text:p text:style-name="P12">Finaly point your browser (hopefully firefox) to '<text:a xlink:type="simple" xlink:href="http://kmotion/">http://kmotion</text:a>', the default username is 'kmotion' the default password is 'kmotion' and have fun !</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1"/></text:p>
      <text:p text:style-name="P5"/>
      <text:p text:style-name="P2">The case for a Javascript and its implications</text:p>
      <text:p text:style-name="P12"/>
      <text:p text:style-name="P12">In order for kmotion to be viewable on any browser anywhere in the world it must rely on nothing more exotic than Javascript. <text:s/>Locked down cyber cafes will not let you execute a .jar file !</text:p>
      <text:p text:style-name="P12"/>
      <text:p text:style-name="P12">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12"/>
      <text:p text:style-name="P12"><text:soft-page-break/>All this with plain old javascript.</text:p>
      <text:p text:style-name="P5"/>
      <text:p text:style-name="P2">Configuring motion.conf</text:p>
      <text:p text:style-name="P12"/>
      <text:p text:style-name="P12">, cd to the daemons directory and ./reconfig.py. <text:s/>Lastly point your browser to '<text:a xlink:type="simple" xlink:href="http://localhost/">http://localhost</text:a>' and smile.</text:p>
      <text:p text:style-name="P12"/>
      <text:p text:style-name="P12">If you hit any problems execute 'tail -f /var/log/messages' and all your questions will be answered.</text:p>
      <text:p text:style-name="P7"/>
      <text:p text:style-name="P3"/>
      <text:p text:style-name="P3"/>
      <text:p text:style-name="P3"/>
      <text:p text:style-name="P3"/>
      <text:p text:style-name="P3"/>
      <text:p text:style-name="P3"/>
      <text:p text:style-name="P3"/>
      <text:p text:style-name="P6">FAQ</text:p>
      <text:p text:style-name="P3"/>
      <text:p text:style-name="P3"/>
      <text:p text:style-name="P3"/>
      <text:p text:style-name="P3">Frequently asked Questions.</text:p>
      <text:p text:style-name="P9">FAQ</text:p>
      <text:p text:style-name="Standard"/>
      <text:p text:style-name="P1">'How do I change the default username and password ?'</text:p>
      <text:p text:style-name="Standard"/>
      <text:p text:style-name="Standard">cd to the kmotion/apace2_config. The passwords are held in an encrypted form in the 'users_digest' file. To change or add passwords see 'man htpasswd' </text:p>
      <text:p text:style-name="Standard"/>
      <text:p text:style-name="Standard"/>
      <text:p text:style-name="Standard"/>
      <text:p text:style-name="Standard"/>
      <text:p text:style-name="Standard"/>
      <text:p text:style-name="Standard"/>
      <text:p text:style-name="P1">'How can I change where the image database is situated ?'</text:p>
      <text:p text:style-name="Standard"/>
      <text:p text:style-name="Standard">Go to the daemons directory and edit 'daemon.rc'. <text:s/>Look for the subsection '[dirs]' and the option 'images_dir = /var/lib/kmotion/images'. Change the path to point to your desired location. <text:s/>Then execute './reconfig.py'</text:p>
      <text:p text:style-name="Standard"/>
      <text:p text:style-name="P1">'How can I change where directory X is situated ?'</text:p>
      <text:p text:style-name="Standard"/>
      <text:p text:style-name="Standard">In exactly the same way as you change where the image database is situated.</text:p>
      <text:p text:style-name="Standard"/>
      <text:p text:style-name="P1">'How can I change where the whole kmotion directory <text:s/>is situated ?'</text:p>
      <text:p text:style-name="Standard"/>
      <text:p text:style-name="Standard">Move the kmotion directory to your desired location. Go to the daemons directory and edit 'daemon.rc'. Look for the subsection '[dirs]' and change all the paths to point to their new locations. Then execute './reconfig.py' </text:p>
      <text:p text:style-name="Standard"/>
      <text:p text:style-name="P1">'How can I change the maximum size of the images database ?'</text:p>
      <text:p text:style-name="Standard"/>
      <text:p text:style-name="Standard">Go to the daemons directory and edit 'daemon.rc'. <text:s/>Look for the subsection '[storage]' and the option 'size_gb = 5'. <text:s/>Change this value to your new maximum size in GB. <text:s/>When the image database grows to 90% of this value the oldest dated jpegs are deleted. <text:s/>Then execute './reconfig.py' </text:p>
      <text:p text:style-name="Standard"/>
      <text:p text:style-name="P1">'How can I change the reporting level of the daemons ?'</text:p>
      <text:p text:style-name="Standard"/>
      <text:p text:style-name="Standard">Go to the daemons directory and edit 'daemon.rc'. <text:s/>Look for the subsection '[debug]' and the option 'log_level = WARN'. <text:s/>Change this value to EMERG, ALERT, CRIT, ERR, WARNING, NOTICE, INFO or DEBUG. <text:s/>Then execute './reconfig.py' . <text:s/>Live logging can be seen by executing 'tail -f /var/log/messages'</text:p>
      <text:p text:style-name="Standard"/>
      <text:p text:style-name="P1">'What else can I change in daemon.rc ?'</text:p>
      <text:p text:style-name="Standard"/>
      <text:p text:style-name="Standard">Nothing. If you change anything else kmotion will crash !</text:p>
      <text:p text:style-name="Standard"/>
      <text:p text:style-name="P1">'How can I change the contents of the kmotion_vhost file ?'</text:p>
      <text:p text:style-name="Standard"/>
      <text:p text:style-name="Standard">The 'kmotion_vhost' file is generated by kmotion from the 'kmotion_vhost_template' file. <text:s/>Go to the 'apache2_config' directory and edit 'kmotion_vhost_template' respecting %xxxx% strings. <text:s/>These strings are expanded to the correct paths when 'kmotion_vhost' is generated. <text:s/>Go to the daemons directory and execute './reconfig.py'. <text:s/>Then restart apache by executing '/etc/init.d/apache2 restart'.</text:p>
      <text:p text:style-name="Standard"/>
      <text:p text:style-name="P1"><text:soft-page-break/>'What is in the misc_config directory ?'</text:p>
      <text:p text:style-name="Standard"/>
      <text:p text:style-name="Standard">The 'misc_config' directory contains configs and files generated and used by kmotion. <text:s/>If you change anything in this directory kmotion will crash !</text:p>
      <text:p text:style-name="Standard"/>
      <text:p text:style-name="Standard"/>
      <text:p text:style-name="P7"/>
      <text:p text:style-name="P3"/>
      <text:p text:style-name="P3"/>
      <text:p text:style-name="P3"/>
      <text:p text:style-name="P3"/>
      <text:p text:style-name="P3"/>
      <text:p text:style-name="P3"/>
      <text:p text:style-name="P3"/>
      <text:p text:style-name="P6">Developers</text:p>
      <text:p text:style-name="P6">Information</text:p>
      <text:p text:style-name="P3"/>
      <text:p text:style-name="P3"/>
      <text:p text:style-name="P3"/>
      <text:p text:style-name="P3">An overview of kmotions image database structure, python back end</text:p>
      <text:p text:style-name="P3"><text:s/>&amp; PHP/Javascript front end.</text:p>
      <text:p text:style-name="P9">The images database</text:p>
      <text:p text:style-name="Standard"/>
      <text:p text:style-name="Standard">kmotion uses a custom database structure consisting of nested directories to store motion generated jpegs.</text:p>
      <text:p text:style-name="Standard"/>
      <text:p text:style-name="P1">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The images first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he images second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The images third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text:soft-page-break/>any jpegs pointed to by 'last_jpeg' are around long enough to be used by the PHP/Javascript front end.</text:p>
      <text:p text:style-name="Standard"/>
      <text:p text:style-name="P1">The images third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The images fourth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P4"/>
      <text:p text:style-name="P9">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kmotion_hkd1'</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kmotion_hkd2'</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Generating configs ...</text:p>
      <text:p text:style-name="Standard"/>
      <text:p text:style-name="Standard">kmotion can be installed anywhere on your system. One of the side effects of this is that certain config files have to be generated by kmotion on startup. <text:s/>The one constant config file is 'daemon.rc' which is located in the daemons directory and accessed by the daemons with a relative path './'</text:p>
      <text:p text:style-name="Standard"/>
      <text:p text:style-name="Standard">'gen_start_sh' generates the 'kmotion_start.sh' bash script that can be called from anywhere, it cd's to the daemon directory and calls 'daemon_start.py'</text:p>
      <text:p text:style-name="Standard"/>
      <text:p text:style-name="Standard">'gen_vhost' reads 'daemon.rc' and creates a vhost file 'kmotion_vhost' from 'kmotion_vhost_template' with paths expanded as defined in 'daemon.rc'</text:p>
      <text:p text:style-name="Standard"/>
      <text:p text:style-name="Standard">'gen_rc_motion' reads in both 'daemon.rc' and 'motions' 'motion.conf'. <text:s/>It generates 'www.rc' for the PHP/Javascript front end and a modified version of 'motion.conf' for 'motion' to execute complete with paths expanded as defined in 'daemon.rc'</text:p>
      <text:p text:style-name="Standard"/>
      <text:p text:style-name="P1">Tools ...</text:p>
      <text:p text:style-name="Standard"/>
      <text:p text:style-name="Standard">There is one useful command line tool that I use to debug the back end.</text:p>
      <text:p text:style-name="Standard"/>
      <text:p text:style-name="Standard">'daemon_manual.py' gives you control of the daemons and reports on the daemons status, you can start, stop and reload their configs. <text:s/>In addition motion status lines show if there is a 'motion.conf' <text:s text:c="2"/><text:soft-page-break/>error.</text:p>
      <text:p text:style-name="Standard"/>
      <text:p text:style-name="Standard">/var/log/mess ????????????????????????????????????????????</text:p>
      <text:p text:style-name="Standard"/>
      <text:p text:style-name="P10">The PHP/Javascript front end</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17T13:41:10</dc:date>
    <meta:editing-cycles>75</meta:editing-cycles>
    <meta:editing-duration>PT13H51M55S</meta:editing-duration>
    <meta:user-defined meta:name="Info 1"/>
    <meta:user-defined meta:name="Info 2"/>
    <meta:user-defined meta:name="Info 3"/>
    <meta:user-defined meta:name="Info 4"/>
    <meta:document-statistic meta:table-count="0" meta:image-count="0" meta:object-count="0" meta:page-count="14" meta:paragraph-count="123" meta:word-count="2243" meta:character-count="13664"/>
  </office:meta>
</office:document-meta>
</file>